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e4702" officeooo:paragraph-rsid="001e4702"/>
    </style:style>
    <style:style style:name="P2" style:family="paragraph" style:parent-style-name="Text_20_body">
      <style:text-properties officeooo:rsid="001e6e7d" officeooo:paragraph-rsid="0033ea38"/>
    </style:style>
    <style:style style:name="P3" style:family="paragraph" style:parent-style-name="Text_20_body">
      <style:text-properties officeooo:rsid="001f8ad1" officeooo:paragraph-rsid="001f8ad1"/>
    </style:style>
    <style:style style:name="P4" style:family="paragraph" style:parent-style-name="Text_20_body">
      <style:text-properties officeooo:rsid="002157d2" officeooo:paragraph-rsid="002157d2"/>
    </style:style>
    <style:style style:name="P5" style:family="paragraph" style:parent-style-name="Text_20_body">
      <style:text-properties officeooo:rsid="002157d2" officeooo:paragraph-rsid="003e2bd4"/>
    </style:style>
    <style:style style:name="P6" style:family="paragraph" style:parent-style-name="Text_20_body">
      <style:text-properties officeooo:rsid="00249d2f" officeooo:paragraph-rsid="00249d2f"/>
    </style:style>
    <style:style style:name="P7" style:family="paragraph" style:parent-style-name="Text_20_body">
      <style:text-properties officeooo:rsid="00267b45" officeooo:paragraph-rsid="00267b45"/>
    </style:style>
    <style:style style:name="P8" style:family="paragraph" style:parent-style-name="Text_20_body">
      <style:text-properties officeooo:paragraph-rsid="00267b45"/>
    </style:style>
    <style:style style:name="P9" style:family="paragraph" style:parent-style-name="Text_20_body">
      <style:text-properties officeooo:rsid="0027d28c" officeooo:paragraph-rsid="0027d28c"/>
    </style:style>
    <style:style style:name="P10" style:family="paragraph" style:parent-style-name="Text_20_body">
      <style:text-properties officeooo:rsid="002ae252" officeooo:paragraph-rsid="002ae252"/>
    </style:style>
    <style:style style:name="P11" style:family="paragraph" style:parent-style-name="Text_20_body">
      <style:text-properties officeooo:rsid="002ae252" officeooo:paragraph-rsid="002aec7b"/>
    </style:style>
    <style:style style:name="P12" style:family="paragraph" style:parent-style-name="Text_20_body">
      <style:text-properties officeooo:rsid="002bd99b" officeooo:paragraph-rsid="002cb1f3"/>
    </style:style>
    <style:style style:name="P13" style:family="paragraph" style:parent-style-name="Text_20_body">
      <style:text-properties officeooo:rsid="002cb1f3" officeooo:paragraph-rsid="002cb1f3"/>
    </style:style>
    <style:style style:name="P14" style:family="paragraph" style:parent-style-name="Text_20_body">
      <style:text-properties officeooo:rsid="002e361d" officeooo:paragraph-rsid="002e361d"/>
    </style:style>
    <style:style style:name="P15" style:family="paragraph" style:parent-style-name="Text_20_body">
      <style:text-properties officeooo:rsid="00319234" officeooo:paragraph-rsid="003362f5"/>
    </style:style>
    <style:style style:name="P16" style:family="paragraph" style:parent-style-name="Text_20_body">
      <style:text-properties officeooo:rsid="003378ac" officeooo:paragraph-rsid="003378ac"/>
    </style:style>
    <style:style style:name="P17" style:family="paragraph" style:parent-style-name="Text_20_body">
      <style:text-properties officeooo:rsid="0033ea38" officeooo:paragraph-rsid="0033ea38"/>
    </style:style>
    <style:style style:name="P18" style:family="paragraph" style:parent-style-name="Text_20_body">
      <style:text-properties fo:font-weight="normal" officeooo:rsid="0089a171" officeooo:paragraph-rsid="002aec7b" style:font-weight-asian="normal" style:font-weight-complex="normal"/>
    </style:style>
    <style:style style:name="P19" style:family="paragraph" style:parent-style-name="Text_20_body">
      <style:text-properties fo:font-weight="normal" officeooo:rsid="002cb1f3" officeooo:paragraph-rsid="002cb1f3" style:font-weight-asian="normal" style:font-weight-complex="normal"/>
    </style:style>
    <style:style style:name="P20" style:family="paragraph" style:parent-style-name="Text_20_body">
      <style:text-properties fo:font-weight="normal" officeooo:rsid="002e361d" officeooo:paragraph-rsid="002e361d" style:font-weight-asian="normal" style:font-weight-complex="normal"/>
    </style:style>
    <style:style style:name="P21" style:family="paragraph" style:parent-style-name="Text_20_body">
      <style:text-properties fo:font-weight="normal" officeooo:rsid="00319234" officeooo:paragraph-rsid="003362f5" style:font-weight-asian="normal" style:font-weight-complex="normal"/>
    </style:style>
    <style:style style:name="P22" style:family="paragraph" style:parent-style-name="Text_20_body">
      <style:text-properties fo:font-weight="normal" officeooo:rsid="003362f5" officeooo:paragraph-rsid="003362f5" style:font-weight-asian="normal" style:font-weight-complex="normal"/>
    </style:style>
    <style:style style:name="P23" style:family="paragraph" style:parent-style-name="Text_20_body">
      <style:text-properties fo:font-weight="normal" officeooo:rsid="003378ac" officeooo:paragraph-rsid="003378ac" style:font-weight-asian="normal" style:font-weight-complex="normal"/>
    </style:style>
    <style:style style:name="P24" style:family="paragraph" style:parent-style-name="Text_20_body">
      <style:text-properties fo:font-weight="normal" officeooo:rsid="0036e234" officeooo:paragraph-rsid="0036e234" style:font-weight-asian="normal" style:font-weight-complex="normal"/>
    </style:style>
    <style:style style:name="P25" style:family="paragraph" style:parent-style-name="Text_20_body">
      <style:text-properties fo:font-weight="normal" officeooo:rsid="003380b7" officeooo:paragraph-rsid="003378ac" style:font-weight-asian="normal" style:font-weight-complex="normal"/>
    </style:style>
    <style:style style:name="P26" style:family="paragraph" style:parent-style-name="Text_20_body">
      <style:text-properties fo:font-weight="normal" officeooo:rsid="0034fa69" officeooo:paragraph-rsid="0034fa69" style:font-weight-asian="normal" style:font-weight-complex="normal"/>
    </style:style>
    <style:style style:name="T1" style:family="text">
      <style:text-properties officeooo:rsid="001e6e7d"/>
    </style:style>
    <style:style style:name="T2" style:family="text">
      <style:text-properties officeooo:rsid="002157d2"/>
    </style:style>
    <style:style style:name="T3" style:family="text">
      <style:text-properties officeooo:rsid="00231cb8"/>
    </style:style>
    <style:style style:name="T4" style:family="text">
      <style:text-properties officeooo:rsid="00249d2f"/>
    </style:style>
    <style:style style:name="T5" style:family="text">
      <style:text-properties officeooo:rsid="00267b45"/>
    </style:style>
    <style:style style:name="T6" style:family="text">
      <style:text-properties officeooo:rsid="0027f07e"/>
    </style:style>
    <style:style style:name="T7" style:family="text">
      <style:text-properties officeooo:rsid="002a960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9a171" style:font-weight-asian="normal" style:font-weight-complex="normal"/>
    </style:style>
    <style:style style:name="T10" style:family="text">
      <style:text-properties fo:font-weight="normal" officeooo:rsid="002cb1f3" style:font-weight-asian="normal" style:font-weight-complex="normal"/>
    </style:style>
    <style:style style:name="T11" style:family="text">
      <style:text-properties fo:font-weight="normal" officeooo:rsid="002e285a" style:font-weight-asian="normal" style:font-weight-complex="normal"/>
    </style:style>
    <style:style style:name="T12" style:family="text">
      <style:text-properties fo:font-weight="normal" officeooo:rsid="002e361d" style:font-weight-asian="normal" style:font-weight-complex="normal"/>
    </style:style>
    <style:style style:name="T13" style:family="text">
      <style:text-properties fo:font-weight="normal" officeooo:rsid="002ea8a2" style:font-weight-asian="normal" style:font-weight-complex="normal"/>
    </style:style>
    <style:style style:name="T14" style:family="text">
      <style:text-properties fo:font-weight="normal" officeooo:rsid="00314244" style:font-weight-asian="normal" style:font-weight-complex="normal"/>
    </style:style>
    <style:style style:name="T15" style:family="text">
      <style:text-properties fo:font-weight="normal" officeooo:rsid="003362f5" style:font-weight-asian="normal" style:font-weight-complex="normal"/>
    </style:style>
    <style:style style:name="T16" style:family="text">
      <style:text-properties fo:font-weight="normal" officeooo:rsid="003380b7" style:font-weight-asian="normal" style:font-weight-complex="normal"/>
    </style:style>
    <style:style style:name="T17" style:family="text">
      <style:text-properties fo:font-weight="normal" officeooo:rsid="0033ea38" style:font-weight-asian="normal" style:font-weight-complex="normal"/>
    </style:style>
    <style:style style:name="T18" style:family="text">
      <style:text-properties fo:font-weight="normal" officeooo:rsid="00340470" style:font-weight-asian="normal" style:font-weight-complex="normal"/>
    </style:style>
    <style:style style:name="T19" style:family="text">
      <style:text-properties fo:font-weight="normal" officeooo:rsid="0034fa69" style:font-weight-asian="normal" style:font-weight-complex="normal"/>
    </style:style>
    <style:style style:name="T20" style:family="text">
      <style:text-properties fo:font-weight="normal" officeooo:rsid="00350f72" style:font-weight-asian="normal" style:font-weight-complex="normal"/>
    </style:style>
    <style:style style:name="T21" style:family="text">
      <style:text-properties fo:font-weight="normal" officeooo:rsid="0036e234" style:font-weight-asian="normal" style:font-weight-complex="normal"/>
    </style:style>
    <style:style style:name="T22" style:family="text">
      <style:text-properties fo:font-weight="normal" officeooo:rsid="003a1e8d" style:font-weight-asian="normal" style:font-weight-complex="normal"/>
    </style:style>
    <style:style style:name="T23" style:family="text">
      <style:text-properties fo:font-weight="normal" officeooo:rsid="003b59b0" style:font-weight-asian="normal" style:font-weight-complex="normal"/>
    </style:style>
    <style:style style:name="T24" style:family="text">
      <style:text-properties fo:font-weight="normal" officeooo:rsid="003b89da" style:font-weight-asian="normal" style:font-weight-complex="normal"/>
    </style:style>
    <style:style style:name="T25" style:family="text">
      <style:text-properties fo:font-weight="normal" officeooo:rsid="003c2190" style:font-weight-asian="normal" style:font-weight-complex="normal"/>
    </style:style>
    <style:style style:name="T26" style:family="text">
      <style:text-properties fo:font-weight="normal" officeooo:rsid="0042494a" style:font-weight-asian="normal" style:font-weight-complex="normal"/>
    </style:style>
    <style:style style:name="T27" style:family="text">
      <style:text-properties fo:font-weight="normal" officeooo:rsid="0042cc90" style:font-weight-asian="normal" style:font-weight-complex="normal"/>
    </style:style>
    <style:style style:name="T28" style:family="text">
      <style:text-properties fo:font-weight="normal" officeooo:rsid="0043f402" style:font-weight-asian="normal" style:font-weight-complex="normal"/>
    </style:style>
    <style:style style:name="T29" style:family="text">
      <style:text-properties fo:font-weight="normal" officeooo:rsid="00457919" style:font-weight-asian="normal" style:font-weight-complex="normal"/>
    </style:style>
    <style:style style:name="T30" style:family="text">
      <style:text-properties fo:font-weight="normal" officeooo:rsid="00474e5c" style:font-weight-asian="normal" style:font-weight-complex="normal"/>
    </style:style>
    <style:style style:name="T31" style:family="text">
      <style:text-properties fo:font-weight="normal" officeooo:rsid="004a2633" style:font-weight-asian="normal" style:font-weight-complex="normal"/>
    </style:style>
    <style:style style:name="T32" style:family="text">
      <style:text-properties fo:font-weight="normal" fo:background-color="transparent" loext:char-shading-value="0" style:font-weight-asian="normal" style:font-weight-complex="normal"/>
    </style:style>
    <style:style style:name="T33" style:family="text">
      <style:text-properties fo:font-weight="normal" officeooo:rsid="003a1e8d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42494a" fo:background-color="transparent" loext:char-shading-value="0" style:font-weight-asian="normal" style:font-weight-complex="normal"/>
    </style:style>
    <style:style style:name="T35" style:family="text">
      <style:text-properties officeooo:rsid="002aec7b"/>
    </style:style>
    <style:style style:name="T36" style:family="text">
      <style:text-properties officeooo:rsid="002bd99b"/>
    </style:style>
    <style:style style:name="T37" style:family="text">
      <style:text-properties officeooo:rsid="0033ab98"/>
    </style:style>
    <style:style style:name="T38" style:family="text">
      <style:text-properties officeooo:rsid="0033ea38"/>
    </style:style>
    <style:style style:name="T39" style:family="text">
      <style:text-properties officeooo:rsid="0038cd6e"/>
    </style:style>
    <style:style style:name="T40" style:family="text">
      <style:text-properties officeooo:rsid="003a1e8d"/>
    </style:style>
    <style:style style:name="T41" style:family="text">
      <style:text-properties officeooo:rsid="003b89da"/>
    </style:style>
    <style:style style:name="T42" style:family="text">
      <style:text-properties officeooo:rsid="003e2bd4"/>
    </style:style>
    <style:style style:name="T43" style:family="text">
      <style:text-properties officeooo:rsid="00410979"/>
    </style:style>
    <style:style style:name="T44" style:family="text">
      <style:text-properties officeooo:rsid="0042cc90"/>
    </style:style>
    <style:style style:name="T45" style:family="text">
      <style:text-properties officeooo:rsid="0043f402"/>
    </style:style>
    <style:style style:name="T46" style:family="text">
      <style:text-properties officeooo:rsid="00474e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a noite, meu nome é Fernando Gomes e eu vou apresentar nos próximos minutos a monografia de conclusão de curso: “Complexidade na cidade: o paradoxo dos índices urbanísticos” <text:span text:style-name="T38">orientada pelo professor Leonardo Loyolla</text:span></text:p>
      <text:p text:style-name="P1"/>
      <text:p text:style-name="P1">Pra quem quiser fazer o download completo do texto e dessa apresentação, <text:span text:style-name="T37">assim como as pranchas e códigos</text:span>, basta fotografar o QrCode, <text:span text:style-name="T1">ou acessar o link aqui</text:span>.</text:p>
      <text:p text:style-name="P1"/>
      <text:p text:style-name="P1"><text:span text:style-name="T39">A apresentação vai ser </text:span>de acordo com a sequência dos capítulos, mas como o trabalho é sobre complexidade, <text:span text:style-name="T37">pode não ser tão linear e óbvio assim,</text:span> <text:span text:style-name="T37">as vezes vai rolar um spoiler ou um flashback.</text:span></text:p>
      <text:p text:style-name="P1"/>
      <text:p text:style-name="P2">Essa aqui é a Jane Jacobs, acho que não precisa de apresentação aqui para vocês. Eu acho muita graça n<text:span text:style-name="T37">o jeito que ela escreve</text:span>: “Esse livro é um ataque ...”, primeira frase, página <text:span text:style-name="T37">um</text:span>. Mas o último capítulo do livro dela é que emprestou o título para o primeiro capítulo desse trabalho aqui, <text:span text:style-name="T37">q</text:span>ue também é um ataque, mas eu não vou <text:span text:style-name="T37">fazer como ela e dar</text:span> spoiler, vou deixar para o final. </text:p>
      <text:p text:style-name="P2">Ela escreveu quase 500 páginas sobre as cidades e no final, deve ter batido uma crise existencial nela, isso <text:span text:style-name="T39">aconteceu comigo nesse trabalho tb</text:span> … e escreve sobre “Que tipo de problema é a cidade?”</text:p>
      <text:p text:style-name="P2"/>
      <text:p text:style-name="P3">Ela havia assistido uma palestra com o Dr. Warrem Weaver, um matemático, <text:s/>que defendia que as mais profundas transformações <text:s/>recentes foram alcançadas graças a abordagem científica. Segundo ela, <text:span text:style-name="T2">essas abordagem tiveram 3 etapas bem definidas</text:span>: a de simplicidade elementar, <text:span text:style-name="T2">onde um problema tem poucas variáveis, ela relaciona a maneira com que Ebenezer Howard justificava as cidades Jardim, emprego / quantidade de habitação. A segunda etapa, a dos problemas de complexidade desorganizada, onde por exemplo os modernistas tratam a cidade através da estatística, esperando determinados resultados dada uma certa quantidade de informações e condições. Mas Jane Jacobs acreditava que as cidades, deveriam ser tratadas como problemas de complexidade organizada, de maneira similar as ciências biológicas.</text:span></text:p>
      <text:p text:style-name="P3"/>
      <text:p text:style-name="P5">Mas como é isso de Complexidade organizada? Um outro autor, na mesma época, estava tendo praticamente a mesma inquietação. Infelizmente, esse autor, <text:span text:style-name="T39">ao contrário</text:span> da Jane Jacobs precisa de apresentação. Cristopher Alexander <text:span text:style-name="T3">é</text:span> arquiteto e matemático <text:span text:style-name="T3">austríaco</text:span>, que escreveu mais de 4000 páginas em artigos, 13 livros. Ele escreveu um artigo “A cidade não é uma <text:span text:style-name="T4">árvore</text:span>” em 1961 <text:span text:style-name="T3">que pode ser bem representado aqui nesses dois diagramas. </text:span></text:p>
      <text:p text:style-name="P5"/>
      <text:p text:style-name="P5"><text:span text:style-name="T3">O da esquerda é uma estrutura em árvore, o da direita é uma estrutura de semi-treliça. Segundo Alexander, somos enviesados a perceber relações simples <text:s/>mais facilmente do que as de complexidade. Não querendo dar ‘spoiler’ aqui na esquerda é como a legislação da cidade funciona diagramaticamente. A municipalidade divide a cidade em grandes porções contínuas e através do tamanho do lote parcelado atribui os índices urbanísticos, então tudo passa pela dimensão do lote parcelado. Na direita é como a cidade é de fato, não existem, ou não deveriam existir, áreas </text:span><text:soft-page-break/><text:span text:style-name="T3">continuamente homogêneas, muitas vezes as áreas se sobrepõe, e lotes e edifícios tem entre si e com eles próprios uma relação assim como podem representar grupos separados geograficamente, como vamos ver mais a frente.</text:span></text:p>
      <text:p text:style-name="P4"/>
      <text:p text:style-name="P6">Como não poderia faltar, o filósofo francês Edgar Morin, escreveu <text:span text:style-name="T42">um livro todo</text:span> sobre o pensamento complexo. O trabalho escolheu uma frase que sintetiza a definição de complexidade que pode se aplicar as cidades. “Complexidade é um tecido (complexus: o que é tecido junto) de constituintes heterogêneas inseparavelmente associadas: ela coloca o paradoxo do uno e do múltiplo.” <text:span text:style-name="T5">No texto escrito ainda citamos outros autores como Levy Straus que define a cidade como a mais complexa das invenções humanas … na confluência da Natureza com o artefato.</text:span></text:p>
      <text:p text:style-name="P6"/>
      <text:p text:style-name="P7">Mas como já havíamos falado um pouquinho anteriormente, apesar de passados mais de 60 anos dessas constatações <text:span text:style-name="T38">continuamos</text:span> tratando <text:span text:style-name="T38">as cidades</text:span> como complexidade desorganizada, <text:span text:style-name="T39">muitas vezes como simplicidade elementar</text:span>. Separamos grandes áreas para uma determinada política <text:span text:style-name="T39">pública</text:span>, aplicamos um mesmo recuo, independentemente da orientação do terreno, ignorando ventilação predominante, paisagem, privacidade e sombreamento. Usamos praticamente um CA e um TO independente do tamanho do terreno, da quadra e da vizinhança e por aí vai. <text:span text:style-name="T40">Fomos investigar um pouco o por que é assim.</text:span></text:p>
      <text:p text:style-name="P7"/>
      <text:p text:style-name="P8"><text:span text:style-name="T6">A Raquel Rolnick tem uma frase muito apropriada “</text:span>a legislação urbana atua como linha demarcatória, estabelecendo fronteiras de poder” <text:span text:style-name="T5">a resposta pode estar nessa linha. Imagine que você tenha um lote com uma testada 7 metros e 32 metros de profundidade, <text:s/>224 metros quadrados de área, vamos ver mais adiante, que é um parcelamento muito comum na Vila Mariana, mais de 2/3 dos lotes. Como no lado esquerdo da imagem, a legislação permite que a edificação tenha até 10 metros de altura colada nas laterais, com 5 metros de recuo frontal, <text:s/>resultando um CA de 2, devido as aberturas necessárias para iluminação e ventilação. A metade se comparado ao CA máximo de 4 da área de ZEU. Mas na prática, até 50% da área pode entrar como não computável o que acaba gerando um CA nominal de 6 na maioria dos casos. 3 vezes menos do que o potencial construtivo de um lote cuja a testada é maior que 10 metros de largura, como na imagem da direita. </text:span></text:p>
      <text:p text:style-name="P8"/>
      <text:p text:style-name="P9">Acabamos optando pela Vila Mariana pois dos 96 distritos é o que tem maior área destinada a <text:span text:style-name="T40">essa </text:span>transformação urbana com os <text:span text:style-name="T7">eixos</text:span> estruturantes, 1/3 do <text:span text:style-name="T43">total da área </text:span>do distrito, mas paradoxalmente 2/3 dos lotes não “podem” atingir o potencial construtivo máximo, <text:span text:style-name="T7">2/3</text:span>, pois não tem viabilidade técnica / <text:span text:style-name="T7">legal</text:span> para <text:span text:style-name="T40">promover esse adensamento construtivo</text:span>. </text:p>
      <text:p text:style-name="P9"/>
      <text:p text:style-name="P10">Então o objetivo é estudar a forma da cidade nessa escala do lote edificado, sob a perspectiva da complexidade, no recorte do distrito da Vila Mariana, o bairro com maior área designada para a transformação urbana que tem passado, <text:span text:style-name="T40">assim como grande parte da cidade,</text:span> por um ciclo de remembramento, demolição e construção que tem modificado a paisagem rapidamente. E <text:span text:style-name="T43">assim</text:span> analisar esse possível desequilíbrio que a legislação pode estar <text:span text:style-name="T40">ajudando a promover</text:span>.</text:p>
      <text:p text:style-name="P10"/>
      <text:p text:style-name="P11"><text:soft-page-break/></text:p>
      <text:p text:style-name="P11">Para fazer isso vamos em busca da diversidade, um dos aspectos <text:span text:style-name="T35">e evidência</text:span> <text:span text:style-name="T35">importante</text:span> d<text:span text:style-name="T35">a</text:span> complexidade, que foi amplamente discutido por Jane Jacobs, mais de 100 páginas em seu livro. Vamos nos ater a forma usando a primícia de <text:span text:style-name="T40">que ela tem a capacidade de </text:span><text:s/>guarda<text:span text:style-name="T40">r</text:span> <text:s/>uma inteligência coletiva edificada. <text:span text:style-name="T36">A</text:span> forma edificada pode conter, <text:span text:style-name="T43">a </text:span>história, a legislação, a ilegalidade, os fatores econômicos, as preferências, o modo<text:span text:style-name="T36">s</text:span> de vida<text:span text:style-name="T36">s</text:span>. Anne Moudon usa o termo morfogênese urbana que pode ser definido, segundo ela “.. <text:span text:style-name="T9">o estudo da cidade como habitat humano… com foco no nos resultados tangíveis das forças econômicas e sociais”</text:span></text:p>
      <text:p text:style-name="P18"/>
      <text:p text:style-name="P12"><text:span text:style-name="T8">Biomimetismo tem sido </text:span><text:span text:style-name="T26">discutido</text:span><text:span text:style-name="T8"> para a escala da arquitetura e do objeto com o pressuposto que a natureza traz um saber evolutivo </text:span><text:span text:style-name="T26">na forma</text:span><text:span text:style-name="T8">. Jane Jacobs </text:span><text:span text:style-name="T22">#jasabia</text:span><text:span text:style-name="T8">, </text:span><text:span text:style-name="T22">e aconselhava, </text:span><text:span text:style-name="T26">segundo palavras dela, os pseudocientistas das cidades,</text:span><text:span text:style-name="T8"> o</text:span><text:span text:style-name="T26">s</text:span><text:span text:style-name="T8"> Urbanista</text:span><text:span text:style-name="T26">s</text:span><text:span text:style-name="T8"> a se inspirar nas ciências biológicas.</text:span><text:span text:style-name="T32"> </text:span><text:span text:style-name="T33">A</text:span><text:span text:style-name="T32">cabamos por utilizar </text:span><text:span text:style-name="T34">um modelo matemático que foi usado com método consegrado na biologia, </text:span><text:span text:style-name="T8">a Taxonomia numérica. </text:span><text:span text:style-name="T26">D</text:span><text:span text:style-name="T8">escoberto pelos matemáticos Sneath e Sokal, também na década de 60. </text:span><text:span text:style-name="T10">Curioso como foi uma década profícua.</text:span><text:span text:style-name="T8"> É um método relativamente simples que <text:s/>atribui um número a cada característica, que podemos tratar matematicamente </text:span><text:span text:style-name="T23">como</text:span><text:span text:style-name="T8"> dimensão. No caso do nosso lote edificado, chamamos </text:span><text:span text:style-name="T23">aqui de</text:span><text:span text:style-name="T8"> tipo e através dos dados disponibilizados pelo Gesampa, calculamos 17 dimensões </text:span><text:span text:style-name="T26">da forma</text:span><text:span text:style-name="T8"> atravéz de georeferenciamento, CA, TO, Testada, gabarito, área do lote, recuos, proporcão de empenas, </text:span><text:span text:style-name="T26">e assim por diante …. </text:span><text:span text:style-name="T8"><text:s/>o Resultado foi uma matriz de 17 colunas com Dezessete mil, oitocentos e cinquenta e sete </text:span><text:span text:style-name="T26">linhas, que chamamos de </text:span><text:span text:style-name="T8">tipos. </text:span><text:span text:style-name="T10">Aqui nessa sala todos sabemos como calcular distância entre pontos em uma dimensão, basta usar uma régua ou trena, em d</text:span><text:span text:style-name="T26">u</text:span><text:span text:style-name="T10">as dimensões, precisamos de Pitágoras. Todo mundo lembra da Hipotenusa? Para três, quatro ou 17 dimensões é o mesmo calculo, </text:span><text:span text:style-name="T26">apesar de não conseguirmos imaginar essas 17 dimensões geometricamente, elas podem ser calculadas</text:span><text:span text:style-name="T10">. Começa-se a agrupar os dois elementos mais próximos dessa matriz de distâncias, recalcula-se, forma-se uma outra dupla, assim por diante até só existir uma linha e uma coluna. O resultado é um diagrama </text:span><text:span text:style-name="T26">que organiza os elementos por suas </text:span><text:span text:style-name="T10">similaridades, </text:span><text:span text:style-name="T26">o dendograma</text:span><text:span text:style-name="T10">. </text:span></text:p>
      <text:p text:style-name="P19"/>
      <text:p text:style-name="P12"><text:span text:style-name="T10">No nosso caso aqui, quando pegamos os 6 primeiros grupos, mais acima, </text:span><text:span text:style-name="T23">podemos ter</text:span><text:span text:style-name="T10"> uma ferramenta útil para descrever a morfologia da Vila Mariana na escala do lote edificado, </text:span><text:span text:style-name="T23">do tipo</text:span><text:span text:style-name="T10">. Você pode estar se perguntando, mas como que a cidade não é uma árvore e de repente uma árvore esteja em acordo com a complexidade. </text:span><text:span text:style-name="T23">Flashback, lembram que </text:span><text:span text:style-name="T10">Cristopher Alexander descrobriu que não somos muito eficientes para lidar com a complexidade? O dendograma é uma ferramenta de simplificação da complexidade. </text:span><text:span text:style-name="T12">Afinal não conseguimos desenhar algo com 17 dimensões, mas através desse diagrama, é possível ter</text:span><text:span text:style-name="T10"> uma visão </text:span><text:span text:style-name="T12">que</text:span><text:span text:style-name="T10"> não temos normalmente, um agrupamento </text:span><text:span text:style-name="T26">dissociado do espaço geográfico</text:span><text:span text:style-name="T10">, mas que pode representar a Vila Mariana </text:span><text:span text:style-name="T26">tipomorfologicamente</text:span><text:span text:style-name="T10">, e falar sobre a sua identidade, </text:span><text:span text:style-name="T12">sobre alguma inteligência coletiva acumulada</text:span><text:span text:style-name="T10">.</text:span></text:p>
      <text:p text:style-name="P19"/>
      <text:p text:style-name="P13"><text:span text:style-name="T26">Isso é uma possibilidade de agrupamento, n</text:span><text:span text:style-name="T8">o trabalho escrito </text:span><text:span text:style-name="T26">fazemos</text:span><text:span text:style-name="T8"> uma analogia d</text:span><text:span text:style-name="T11">a possibilidade de </text:span><text:span text:style-name="T8">agrupamento dos números </text:span><text:span text:style-name="T11">inteiros</text:span><text:span text:style-name="T8"> de </text:span><text:span text:style-name="T11">1 a 100, </text:span><text:span text:style-name="T27">nós conhecemos, os pares, os ímpares, as tabuadas, a fezinha da mega-sena</text:span><text:span text:style-name="T11">, </text:span><text:span text:style-name="T27">mas o total é</text:span><text:span text:style-name="T11"> algo em torno de 1,26 vezes 10 elevado a trinta, 1,26 nonilhoes. Sabe quanto é isso? É mais que a quantidade de átomos presente </text:span><text:span text:style-name="T26">no corpo de um ser humano, mediano</text:span><text:span text:style-name="T11">. A cidade também deve ter suas grandezas </text:span><text:span text:style-name="T23">intangíveis</text:span><text:span text:style-name="T11">, nesse</text:span><text:span text:style-name="T23">s</text:span><text:span text:style-name="T11"> <text:s/>quase 18 </text:span><text:soft-page-break/><text:span text:style-name="T11">mil, quem sabe nos quase 2 milhões tipos </text:span><text:span text:style-name="T27">se considerarmos todo o</text:span><text:span text:style-name="T11"> município, devem ter outros agrupamentos que façam bastante sentido e nos contem uma história e alguns ensinamentos de uma inteligência coletiva, talvez ainda não temos ferramentas que possibilitem essa leitura, mas não podemos simplesmente ignorar esse BigData da morfogenese urbana, </text:span><text:span text:style-name="T27">precisamos conhecer mais “organizações” dessa complexidade,</text:span><text:span text:style-name="T11"> </text:span><text:span text:style-name="T14">sobretudo hoje que temos disponível grande capacidade computacional e dados a disposição. Esse algorítimo leva apenas 44 segundo para calcular os agrupamentos dos lotes da Vila Mariana, quanto tempo uma, ou algumas </text:span><text:span text:style-name="T27">dezenas de</text:span><text:span text:style-name="T14"> pessoas levariam?</text:span></text:p>
      <text:p text:style-name="P20"/>
      <text:p text:style-name="P20">Um <text:span text:style-name="T44">dos achados</text:span> que esse agrupamento <text:span text:style-name="T44">trouxe</text:span> é que os grupos são muito distintos em alguns aspectos que é compatível com a hipótese inicial de que a cidade esteve sendo legislada estatisticamente apoiada no efeito Mega-Sena. Um efeito de que quando poucos usufruem de algo que é raro, a grande maioria que não ‘lucra’ com o prêmio acaba ficando de certa maneira conformada por saber que um dia pode ser contemplada. Mas <text:span text:style-name="T44">como todo jogo de azar,</text:span> isso não é muito racional <text:span text:style-name="T44">sob o ponto de vista dos números</text:span>.</text:p>
      <text:p text:style-name="P20"/>
      <text:p text:style-name="P14"><text:span text:style-name="T27">Veja que na</text:span><text:span text:style-name="T8"> Vila Mariana são mais terrenos vagos ou </text:span><text:span text:style-name="T13">pouquíssimo</text:span><text:span text:style-name="T8"> edificado, como os do grupo D, que <text:s/>a soma dos dois grupos, A e B de edifícios verticalizados. São Apenas 5,8% dos lotes da Vila Mariana que tem edifícios verticalizados </text:span><text:span text:style-name="T27">recuados no lote</text:span><text:span text:style-name="T8">, ou seja, a cada 20 lotes da Vila Mariana apenas 1 é esse tipo de edifício, verticalizado, </text:span><text:span text:style-name="T27">recuado,</text:span><text:span text:style-name="T8"> desses que você pega o folheto de construtora. </text:span></text:p>
      <text:p text:style-name="P21"/>
      <text:p text:style-name="P15"><text:span text:style-name="T8">Uma vez que os lotes com testada pequena não conseguem atingir o potencial construtivo máximo eles </text:span><text:span text:style-name="T20">não tem alavancagem de lucro e </text:span><text:span text:style-name="T8">acabam virando uma espécie de comodities, peças de Lego no jogo da incorporação imobiliária, </text:span><text:span text:style-name="T15">uma vez que sozinhos eles não tem </text:span><text:span text:style-name="T20">retorno financeiro como em seu par com testada maior</text:span><text:span text:style-name="T15">. Grande parte desse desequilíbrio vem da </text:span><text:span text:style-name="T20">obrigatoriedade</text:span><text:span text:style-name="T15"> dos recuos laterais para construções acima dos 10 metros de altura </text:span><text:span text:style-name="T24">como <text:s/>vimos anteriormente</text:span><text:span text:style-name="T15">.</text:span></text:p>
      <text:p text:style-name="P22"/>
      <text:p text:style-name="P15"><text:span text:style-name="T15">Mas existe vida sem recuo lateral? Pelo Menos nas Eixamples de Cerdrá em Barcelona os edifícios não tem recuos </text:span><text:span text:style-name="T27">laterais</text:span><text:span text:style-name="T15">, tem gabaritos variando entre 20 e 24 metros, </text:span><text:span text:style-name="T24">podemos afirmar que há</text:span><text:span text:style-name="T20"> vitalidade e</text:span><text:span text:style-name="T15"> os problemas de insalubridade, </text:span><text:span text:style-name="T27">não brinca!</text:span><text:span text:style-name="T15"> </text:span><text:span text:style-name="T20">Tudo bem que vamos deixar a questão da diversidade de lado, </text:span><text:span text:style-name="T24">apesar de poder não parecer que há diversidade morfológica lá, não é possível afirmar sem estudar a cidade</text:span><text:span text:style-name="T20">, </text:span><text:span text:style-name="T27">m</text:span><text:span text:style-name="T20">as esse é um outro assunto ...</text:span></text:p>
      <text:p text:style-name="P22"/>
      <text:p text:style-name="P15"><text:span text:style-name="T20">Por enquanto, aqui na Vila Mariana</text:span><text:span text:style-name="T15">, talvez uma pequena modificação nos parâmetros de ocupação de lote pudesse aumentar a diversidade morfológica e reestabelecesse o equilíbrio entre os </text:span><text:span text:style-name="T20">potenciais construtivos</text:span><text:span text:style-name="T15"> independentemente das suas dimensões. Passando de 10 para 24 metros a necessidade de recuos laterais </text:span><text:span text:style-name="T20">o arquiteto passaria a ter bastante autonomia e uma certa liberdade para propor edifícios em lotes com testadas menores de 10 metros com densidade construtiva e <text:s/>retorno financeira que </text:span><text:span text:style-name="T24">poderia fazer </text:span><text:span text:style-name="T20"><text:s/>frente às incorporações em lotes remembrados.</text:span></text:p>
      <text:p text:style-name="P23"/>
      <text:p text:style-name="P16"><text:soft-page-break/><text:span text:style-name="T20">E isso possivelmente </text:span><text:span text:style-name="T24">melhoraria</text:span><text:span text:style-name="T20"> a privacidade e a insolação em todo o bairro, v</text:span><text:span text:style-name="T8">eja no diagrama que a sombra gerada, por edifícios de 8 pavimentos </text:span><text:span text:style-name="T28">sem recuo lateral</text:span><text:span text:style-name="T8">, ainda é menor quando comparada a edifícios médios dos grupos A ou B, com cerca de 14 pavimentos e recuados lateralmente. As sombras em cinza representam a insolação mais alta nos dias de outono e inverno. </text:span><text:span text:style-name="T24">No trabalho escrito ainda saliento vantagens em relação ao conforto acústico, Sky View Factor que é a quantidade de céu visto, a relação de escala com a cidade, </text:span><text:span text:style-name="T28">entre outras vantagens.</text:span></text:p>
      <text:p text:style-name="P23"/>
      <text:p text:style-name="P24">Por um outro lado, para uma vaga <text:span text:style-name="T45">de estacionament</text:span> e o espaço de manobra de um veículo <text:span text:style-name="T41">são</text:span> necessário<text:span text:style-name="T41">s</text:span> pelo menos 10 metros de largura, <text:span text:style-name="T45">que coincidência, não é?</text:span> Ou seja, lotes com testadas menores que 10 metros tecnicamente não podem ou terão muita dificuldade de ter um <text:span text:style-name="T41">número</text:span> de vagas compatível com as unidades individuais. <text:span text:style-name="T45">Isso seria</text:span> compatível com a ideia de corredor de transporte coletivo, mas será que combinaram com as pessoas que vão morar lá? Será que o transporte desses corredores dá conta? <text:span text:style-name="T45">Será que um empreendimento “sem vaga na garagem” é viável comercialmente?</text:span></text:p>
      <text:p text:style-name="P24"/>
      <text:p text:style-name="P16"><text:span text:style-name="T8">Portanto, não é </text:span><text:span text:style-name="T21">só </text:span><text:span text:style-name="T8">uma questão de salubridade, </text:span><text:span text:style-name="T28">higiene, conforto</text:span><text:span text:style-name="T8"> </text:span><text:span text:style-name="T24">ou de legislação</text:span><text:span text:style-name="T8"> que </text:span><text:span text:style-name="T24">gira em torno da questão dos recuos laterais</text:span><text:span text:style-name="T8">, </text:span><text:span text:style-name="T21">é </text:span><text:span text:style-name="T28">todo </text:span><text:span text:style-name="T21">um sistema complexo</text:span><text:span text:style-name="T8">. </text:span><text:span text:style-name="T18">É </text:span><text:span text:style-name="T21">provável</text:span><text:span text:style-name="T18"> que seja </text:span><text:span text:style-name="T21">também</text:span><text:span text:style-name="T18"> “uma linha demarcatória invisível” como diz Raquel Rolnick.</text:span><text:span text:style-name="T8"> </text:span><text:span text:style-name="T28">É</text:span><text:span text:style-name="T8"> possível produzir edifícios com qualidade</text:span><text:span text:style-name="T18">s e conforto,</text:span><text:span text:style-name="T8"> </text:span><text:span text:style-name="T18">mesmo que as laterais estejam</text:span><text:span text:style-name="T8"> coladas </text:span><text:span text:style-name="T18">nos lotes vizinhos</text:span><text:span text:style-name="T8">. Talvez estamos repetindo um padrão sem rediscuti-lo, </text:span><text:span text:style-name="T19">e isso pode ser </text:span><text:span text:style-name="T24">conveniente</text:span><text:span text:style-name="T19"> para </text:span><text:span text:style-name="T21">um determinado grupo,</text:span><text:span text:style-name="T19"> <text:s/></text:span><text:span text:style-name="T21">que </text:span><text:span text:style-name="T19"><text:s/></text:span><text:span text:style-name="T21">perpetua</text:span><text:span text:style-name="T19"> os lotes comodities e </text:span><text:span text:style-name="T21">força a cidade </text:span><text:span text:style-name="T8">cede</text:span><text:span text:style-name="T21">r</text:span><text:span text:style-name="T8">, de maneira não onerosa a paisagem urbana para <text:s/></text:span><text:span text:style-name="T19">ser comercializada para</text:span><text:span text:style-name="T8"> um</text:span><text:span text:style-name="T28">a</text:span><text:span text:style-name="T8"> </text:span><text:span text:style-name="T28">clientela</text:span><text:span text:style-name="T8"> que </text:span><text:span text:style-name="T19">prefere</text:span><text:span text:style-name="T8"> isolamento </text:span><text:span text:style-name="T28">condominial, a cidade jardim nas alturas</text:span><text:span text:style-name="T8">, </text:span><text:span text:style-name="T19">minimizando o contato</text:span><text:span text:style-name="T8"> com a cidade </text:span><text:span text:style-name="T28">real</text:span><text:span text:style-name="T8">. </text:span><text:span text:style-name="T21">Esses empreendimentos </text:span><text:span text:style-name="T28">superexclusivos</text:span><text:span text:style-name="T21"> são compatíveis com o mercado que usa o transporte público dos corredores?</text:span></text:p>
      <text:p text:style-name="P23"/>
      <text:p text:style-name="P16"><text:span text:style-name="T8">O fato é que existe um desequilíbrio entre </text:span><text:span text:style-name="T18">os potenciais do</text:span><text:span text:style-name="T21">s</text:span><text:span text:style-name="T18"> lotes </text:span><text:span text:style-name="T28">parcelados</text:span><text:span text:style-name="T18"> que é <text:tab/>inversamente proporcional a</text:span><text:span text:style-name="T8">o </text:span><text:span text:style-name="T18">seu tamanh</text:span><text:span text:style-name="T21">o.</text:span><text:span text:style-name="T8"> </text:span><text:span text:style-name="T29">Ele</text:span><text:span text:style-name="T8"> pode ser sanado com uma mudança muito sutil na legislação, </text:span><text:span text:style-name="T31">apesar</text:span><text:span text:style-name="T29"> </text:span><text:span text:style-name="T31">d</text:span><text:span text:style-name="T29">o ideal ser uma análise com base na teoria dos jogos de Von Neuman</text:span><text:span text:style-name="T8">. </text:span><text:span text:style-name="T16">Complexidade não é anarquia, </text:span><text:span text:style-name="T17">não é comunismo,</text:span><text:span text:style-name="T16"> liberalismo, </text:span><text:span text:style-name="T17">nem tampouco</text:span><text:span text:style-name="T16"> desregulamentação. É uma abordagem científica, </text:span><text:span text:style-name="T28">que</text:span><text:span text:style-name="T16"> acredita </text:span><text:span text:style-name="T18">no poder d</text:span><text:span text:style-name="T17">as</text:span><text:span text:style-name="T16"> sutileza</text:span><text:span text:style-name="T17">s </text:span><text:span text:style-name="T18">com variações</text:span><text:span text:style-name="T17"> m</text:span><text:span text:style-name="T18">ínimas</text:span><text:span text:style-name="T17">: </text:span><text:span text:style-name="T28">como o efeito borboleta de Lorenz</text:span><text:span text:style-name="T18">. </text:span><text:span text:style-name="T29">Tem muito trabalho ainda pela frente, não acabou ...</text:span></text:p>
      <text:p text:style-name="P25"/>
      <text:p text:style-name="P17"><text:span text:style-name="T29">Mas</text:span><text:span text:style-name="T16"> </text:span><text:span text:style-name="T8">eu gostaria de fechar com uma frase d</text:span><text:span text:style-name="T25">o patrono da educação brasileira, o cara que enxergava a diversidade e a individualidade, uma frase da terceira obra mais </text:span><text:span text:style-name="T29">citada</text:span><text:span text:style-name="T25"> mundialmente em trabalhos de humanas,</text:span><text:span text:style-name="T8"> Paulo Freire “não há revolução com verbalismo, nem tampouco com ativismo, mas com práxis, portanto, com reflexão e ação incidindo sobre as estruturas a serem transformadas”. </text:span><text:span text:style-name="T29">Eu comecei esse trabalho há um ano com poucas dúvidas, agora eu tenho muitas, </text:span><text:span text:style-name="T30">já deram alguns frutos, é um dos 3 finalistas da Hackatona do Geosampa promovida pela Prefeitura de São Paulo, e gerou dois artigos que vão ser apresentados no PNUM, um com o Léo e outro com a professora Solimar. </text:span></text:p>
      <text:p text:style-name="P26"><text:span text:style-name="T46">Espero poder ter contribuído. </text:span>Obrigad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3:43:47.625000000</meta:creation-date>
    <dc:date>2019-06-17T11:45:56.212000000</dc:date>
    <meta:editing-duration>P12DT12H28M13S</meta:editing-duration>
    <meta:editing-cycles>17</meta:editing-cycles>
    <meta:generator>LibreOffice/6.2.4.2$Windows_X86_64 LibreOffice_project/2412653d852ce75f65fbfa83fb7e7b669a126d64</meta:generator>
    <meta:print-date>2019-06-04T16:04:43.201000000</meta:print-date>
    <meta:document-statistic meta:table-count="0" meta:image-count="0" meta:object-count="0" meta:page-count="5" meta:paragraph-count="28" meta:word-count="2544" meta:character-count="15790" meta:non-whitespace-character-count="13249"/>
  </office:meta>
</office:document-meta>
</file>